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rsid="000cda5c" officeooo:paragraph-rsid="000cda5c" style:font-size-asian="12.25pt" style:font-size-complex="14pt"/>
    </style:style>
    <style:style style:name="P2" style:family="paragraph" style:parent-style-name="Preformatted_20_Text">
      <style:text-properties fo:font-size="14pt" officeooo:rsid="000ebd5e" officeooo:paragraph-rsid="000ebd5e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ua</text:p>
      <text:p text:style-name="P1">leche</text:p>
      <text:p text:style-name="P1">pepinillos</text:p>
      <text:p text:style-name="P1">soja</text:p>
      <text:p text:style-name="P2">zanahorias</text:p>
      <text:p text:style-name="P1"/>
      <text:p text:style-name="P1"/>
      <text:p text:style-name="P1">Opcional</text:p>
      <text:p text:style-name="P1">-------<text:tab/><text:tab/><text:tab/><text:tab/></text:p>
      <text:p text:style-name="P1">Tofu</text:p>
      <text:p text:style-name="P1"><text:tab/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00:16:19.363000000</dc:date>
    <meta:editing-duration>PT6M29S</meta:editing-duration>
    <meta:editing-cycles>2</meta:editing-cycles>
    <meta:generator>LibreOffice/5.4.1.2$Windows_x86 LibreOffice_project/ea7cb86e6eeb2bf3a5af73a8f7777ac570321527</meta:generator>
    <meta:document-statistic meta:table-count="0" meta:image-count="0" meta:object-count="0" meta:page-count="1" meta:paragraph-count="9" meta:word-count="8" meta:character-count="59" meta:non-whitespace-character-count="52"/>
  </office:meta>
</office:document-meta>
</file>